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cm" svg:height="10.8cm" svg:x="2.1cm" svg:y="4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53cm" svg:height="0.962cm" svg:x="7.5cm" svg:y="11.922cm">
          <draw:text-box>
            <text:p>xCORE</text:p>
          </draw:text-box>
        </draw:frame>
        <draw:custom-shape draw:style-name="gr1" draw:text-style-name="P1" draw:layer="layout" svg:width="3.7cm" svg:height="8.6cm" svg:x="20.8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393cm" svg:height="1cm" svg:x="7.307cm" svg:y="12.884cm">
          <draw:text-box>
            <text:p><text:span text:style-name="T1">XP-SKC-A16</text:span></text:p>
          </draw:text-box>
        </draw:frame>
        <draw:line draw:style-name="gr4" draw:text-style-name="P1" draw:layer="layout" svg:x1="14.1cm" svg:y1="7.184cm" svg:x2="20.7cm" svg:y2="7.1cm">
          <text:p/>
        </draw:line>
        <draw:custom-shape draw:style-name="gr1" draw:text-style-name="P1" draw:layer="layout" svg:width="2.9cm" svg:height="6.7cm" svg:x="11.3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5cm" svg:x="3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3.597cm" svg:height="0.962cm" svg:x="3.8cm" svg:y="8cm">
          <draw:text-box>
            <text:p>Application</text:p>
          </draw:text-box>
        </draw:frame>
        <draw:frame draw:style-name="gr2" draw:layer="layout" svg:width="2.369cm" svg:height="1.673cm" svg:x="11.631cm" svg:y="8.384cm">
          <draw:text-box>
            <text:p>LCD_</text:p>
            <text:p>Server</text:p>
          </draw:text-box>
        </draw:frame>
        <draw:frame draw:style-name="gr6" draw:text-style-name="P2" draw:layer="layout" svg:width="2.128cm" svg:height="0.806cm" svg:x="16.6cm" svg:y="6.2cm">
          <draw:text-box>
            <text:p><text:span text:style-name="T1">lcd_rgb</text:span></text:p>
          </draw:text-box>
        </draw:frame>
        <draw:line draw:style-name="gr4" draw:text-style-name="P1" draw:layer="layout" svg:x1="14.2cm" svg:y1="8.1cm" svg:x2="21cm" svg:y2="8.1cm">
          <text:p/>
        </draw:line>
        <draw:line draw:style-name="gr4" draw:text-style-name="P1" draw:layer="layout" svg:x1="14.2cm" svg:y1="9.084cm" svg:x2="20.8cm" svg:y2="9.1cm">
          <text:p/>
        </draw:line>
        <draw:line draw:style-name="gr4" draw:text-style-name="P1" draw:layer="layout" svg:x1="14.2cm" svg:y1="10.084cm" svg:x2="20.7cm" svg:y2="10.1cm">
          <text:p/>
        </draw:line>
        <draw:line draw:style-name="gr4" draw:text-style-name="P1" draw:layer="layout" svg:x1="14.2cm" svg:y1="11.184cm" svg:x2="20.8cm" svg:y2="11.2cm">
          <text:p/>
        </draw:line>
        <draw:frame draw:style-name="gr7" draw:text-style-name="P2" draw:layer="layout" svg:width="2.022cm" svg:height="0.806cm" svg:x="16.7cm" svg:y="7.294cm">
          <draw:text-box>
            <text:p><text:span text:style-name="T1">lcd_clk</text:span></text:p>
          </draw:text-box>
        </draw:frame>
        <draw:frame draw:style-name="gr2" draw:text-style-name="P2" draw:layer="layout" svg:width="4.414cm" svg:height="0.806cm" svg:x="16.186cm" svg:y="8.2cm">
          <draw:text-box>
            <text:p><text:span text:style-name="T1">lcd_data_enabled</text:span></text:p>
          </draw:text-box>
        </draw:frame>
        <draw:frame draw:style-name="gr8" draw:text-style-name="P2" draw:layer="layout" svg:width="2.987cm" svg:height="0.942cm" svg:x="16.6cm" svg:y="9.258cm">
          <draw:text-box>
            <text:p><text:span text:style-name="T1">lcd_h_sync</text:span></text:p>
          </draw:text-box>
        </draw:frame>
        <draw:frame draw:style-name="gr2" draw:text-style-name="P2" draw:layer="layout" svg:width="2.962cm" svg:height="0.806cm" svg:x="16.738cm" svg:y="10.3cm">
          <draw:text-box>
            <text:p><text:span text:style-name="T1">lcd_v_sync</text:span></text:p>
          </draw:text-box>
        </draw:frame>
        <draw:frame draw:style-name="gr2" draw:layer="layout" svg:width="2.403cm" svg:height="1.673cm" svg:x="21.497cm" svg:y="8.7cm">
          <draw:text-box>
            <text:p>LCD_</text:p>
            <text:p>screen</text:p>
          </draw:text-box>
        </draw:frame>
        <draw:line draw:style-name="gr4" draw:text-style-name="P1" draw:layer="layout" svg:x1="7.9cm" svg:y1="8.584cm" svg:x2="11.3cm" svg:y2="8.6cm">
          <text:p/>
        </draw:line>
        <draw:frame draw:style-name="gr2" draw:layer="layout" svg:width="3.444cm" svg:height="0.962cm" svg:x="7.9cm" svg:y="7.522cm">
          <draw:text-box>
            <text:p>line_buff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1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neela </meta:initial-creator>
    <meta:creation-date>2015-08-07T10:38:39</meta:creation-date>
    <dc:date>2015-11-25T14:43:29</dc:date>
    <dc:creator>vineela </dc:creator>
    <meta:editing-duration>PT21M27S</meta:editing-duration>
    <meta:editing-cycles>5</meta:editing-cycles>
    <meta:generator>LibreOffice/3.5$Linux_X86_64 LibreOffice_project/350m1$Build-2</meta:generator>
    <meta:document-statistic meta:object-count="21"/>
  </office:meta>
</office:document-meta>
</file>